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EB70000819B00003A653728BE2E112D5303.svg" manifest:media-type="image/svg+xml"/>
  <manifest:file-entry manifest:full-path="Pictures/100048B800001B6E00000B7822A3FAAEBE51E006.wmf" manifest:media-type="image/x-wmf"/>
  <manifest:file-entry manifest:full-path="Pictures/10000000000008A80000067E0718B814CD2AB836.jpg" manifest:media-type="image/jpeg"/>
  <manifest:file-entry manifest:full-path="Pictures/10000201000001B9000001213E8B7A91CF864300.png" manifest:media-type="image/png"/>
  <manifest:file-entry manifest:full-path="Pictures/100002010000041E000001DBA002318E9994B0B7.png" manifest:media-type="image/png"/>
  <manifest:file-entry manifest:full-path="Pictures/1000020100000162000000943D264FD9C4862A6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Sans6" svg:font-family="'Liberation Sans'" style:font-family-generic="swiss"/>
    <style:font-face style:name="Liberation Sans7" svg:font-family="'Liberation Sans'" style:font-adornments="Regular" style:font-family-generic="swiss"/>
    <style:font-face style:name="Liberation Mono3" svg:font-family="'Liberation Mono'" style:font-pitch="fixed"/>
    <style:font-face style:name="Liberation Mono" svg:font-family="'Liberation Mono'" style:font-family-generic="modern" style:font-pitch="fixed"/>
    <style:font-face style:name="Liberation Mono5" svg:font-family="'Liberation Mono', 'Courier New'" style:font-family-generic="modern" style:font-pitch="fixed"/>
    <style:font-face style:name="Liberation Mono2" svg:font-family="'Liberation Mono'" style:font-pitch="variable"/>
    <style:font-face style:name="Liberation Sans2" svg:font-family="'Liberation Sans'" style:font-pitch="variable"/>
    <style:font-face style:name="OpenSymbol" svg:font-family="OpenSymbol, 'Arial Unicode MS'" style:font-pitch="variable"/>
    <style:font-face style:name="Liberation Mono1" svg:font-family="'Liberation Mono'" style:font-family-generic="modern" style:font-pitch="variable"/>
    <style:font-face style:name="Liberation Mono6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Mono4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Mono7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906cm" fo:min-width="4.156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0e6ff" draw:textarea-horizontal-align="left" draw:auto-grow-height="true" draw:auto-grow-width="true" fo:min-height="2.161cm" fo:min-width="8.384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0e6ff" draw:textarea-horizontal-align="left" draw:auto-grow-height="true" draw:auto-grow-width="true" fo:min-height="0.721cm" fo:min-width="4.955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0e6ff" draw:textarea-horizontal-align="left" draw:auto-grow-height="true" draw:auto-grow-width="true" fo:min-height="1.441cm" fo:min-width="4.574cm"/>
      <style:paragraph-properties style:writing-mode="lr-tb"/>
    </style:style>
    <style:style style:name="gr8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95cm" fo:min-width="3.5cm"/>
      <style:paragraph-properties style:writing-mode="lr-tb"/>
    </style:style>
    <style:style style:name="gr9" style:family="graphic" style:parent-style-name="standard">
      <style:graphic-properties svg:stroke-color="#000000" draw:fill-color="#f0e6ff" draw:textarea-horizontal-align="justify" draw:textarea-vertical-align="middle" draw:auto-grow-height="false" fo:min-height="2.984cm" fo:min-width="2.734cm"/>
      <style:paragraph-properties style:writing-mode="lr-tb"/>
    </style:style>
    <style:style style:name="gr10" style:family="graphic" style:parent-style-name="standard">
      <style:graphic-properties svg:stroke-color="#000000" draw:marker-end="" draw:marker-end-width="0.3cm" draw:textarea-vertical-align="middle"/>
    </style:style>
    <style:style style:name="gr11" style:family="graphic" style:parent-style-name="standard">
      <style:graphic-properties svg:stroke-color="#000000" draw:marker-start="" draw:marker-start-width="0.3cm" draw:marker-end="" draw:marker-end-width="0.3cm" draw:textarea-vertical-align="middle"/>
    </style:style>
    <style:style style:name="gr12" style:family="graphic" style:parent-style-name="standard">
      <style:graphic-properties svg:stroke-color="#000000" draw:marker-end="Arrow_20_concave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5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right" draw:textarea-vertical-align="top" draw:auto-grow-height="false" fo:min-height="10.926cm" fo:min-width="18.55cm"/>
      <style:paragraph-properties style:writing-mode="lr-tb"/>
    </style:style>
    <style:style style:name="gr18" style:family="graphic" style:parent-style-name="standard">
      <style:graphic-properties svg:stroke-color="#000000" draw:fill-color="#f0e6ff" draw:textarea-horizontal-align="justify" draw:textarea-vertical-align="top" draw:auto-grow-height="false" fo:min-height="6cm" fo:min-width="4.901cm"/>
      <style:paragraph-properties style:writing-mode="lr-tb"/>
    </style:style>
    <style:style style:name="gr19" style:family="graphic" style:parent-style-name="standard">
      <style:graphic-properties draw:stroke="none" svg:stroke-color="#000000" draw:fill-color="#f0e6ff" draw:textarea-horizontal-align="justify" draw:textarea-vertical-align="middle" draw:auto-grow-height="false" fo:min-height="0.75cm" fo:min-width="3.79cm"/>
      <style:paragraph-properties style:writing-mode="lr-tb"/>
    </style:style>
    <style:style style:name="gr20" style:family="graphic" style:parent-style-name="standard">
      <style:graphic-properties svg:stroke-color="#000000" draw:marker-end="Arrow_20_concave" draw:fill-color="#f0e6ff" draw:textarea-vertical-align="middle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016cm" fo:min-width="3.766cm"/>
      <style:paragraph-properties style:writing-mode="lr-tb"/>
    </style:style>
    <style:style style:name="gr22" style:family="graphic" style:parent-style-name="standard">
      <style:graphic-properties svg:stroke-color="#000000" draw:fill-color="#f0e6ff" draw:textarea-horizontal-align="justify" draw:textarea-vertical-align="middle" draw:auto-grow-height="false" fo:min-height="2.086cm" fo:min-width="1.836cm"/>
      <style:paragraph-properties style:writing-mode="lr-tb"/>
    </style:style>
    <style:style style:name="gr23" style:family="graphic" style:parent-style-name="standard">
      <style:graphic-properties svg:stroke-color="#000000" draw:marker-end="Arrow_20_concave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774cm" fo:min-width="3.624cm"/>
      <style:paragraph-properties style:writing-mode="lr-tb"/>
    </style:style>
    <style:style style:name="gr25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/>
    </style:style>
    <style:style style:name="gr28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/>
    </style:style>
    <style:style style:name="pr1" style:family="presentation" style:parent-style-name="master1_5f_-title" style:list-style-name="L1">
      <style:graphic-properties fo:min-height="3.477cm"/>
      <style:paragraph-properties style:writing-mode="lr-tb"/>
    </style:style>
    <style:style style:name="pr2" style:family="presentation" style:parent-style-name="master1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 fo:min-height="1.857cm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5.276cm"/>
      <style:paragraph-properties style:writing-mode="lr-tb"/>
    </style:style>
    <style:style style:name="pr7" style:family="presentation" style:parent-style-name="master-notes">
      <style:graphic-properties draw:fill-color="#ffffff" draw:auto-grow-height="true" fo:min-height="15.076cm"/>
      <style:paragraph-properties style:writing-mode="lr-tb"/>
    </style:style>
    <style:style style:name="pr8" style:family="presentation" style:parent-style-name="master-title">
      <style:graphic-properties fo:min-height="1.741cm"/>
      <style:paragraph-properties style:writing-mode="lr-tb"/>
    </style:style>
    <style:style style:name="pr9" style:family="presentation" style:parent-style-name="master-outline1">
      <style:graphic-properties fo:min-height="14.15cm"/>
      <style:paragraph-properties style:writing-mode="lr-tb"/>
    </style:style>
    <style:style style:name="pr10" style:family="presentation" style:parent-style-name="master-notes">
      <style:graphic-properties draw:fill-color="#ffffff" fo:min-height="13.364cm"/>
      <style:paragraph-properties style:writing-mode="lr-tb"/>
    </style:style>
    <style:style style:name="pr11" style:family="presentation" style:parent-style-name="master-notes">
      <style:graphic-properties draw:fill-color="#ffffff" draw:auto-grow-height="true" fo:min-height="15.111cm"/>
      <style:paragraph-properties style:writing-mode="lr-tb"/>
    </style:style>
    <style:style style:name="pr12" style:family="presentation" style:parent-style-name="master-notes">
      <style:graphic-properties draw:fill-color="#ffffff" draw:auto-grow-height="true" fo:min-height="14.321cm"/>
      <style:paragraph-properties style:writing-mode="lr-tb"/>
    </style:style>
    <style:style style:name="pr13" style:family="presentation" style:parent-style-name="master-notes">
      <style:graphic-properties draw:fill-color="#ffffff" draw:auto-grow-height="true" fo:min-height="15.121cm"/>
      <style:paragraph-properties style:writing-mode="lr-tb"/>
    </style:style>
    <style:style style:name="pr14" style:family="presentation" style:parent-style-name="master-title">
      <style:graphic-properties draw:auto-grow-height="true" fo:min-height="1.737cm"/>
      <style:paragraph-properties style:writing-mode="lr-tb"/>
    </style:style>
    <style:style style:name="pr15" style:family="presentation" style:parent-style-name="master-outline1">
      <style:paragraph-properties style:writing-mode="lr-tb"/>
    </style:style>
    <style:style style:name="pr16" style:family="presentation" style:parent-style-name="master-notes">
      <style:graphic-properties draw:fill-color="#ffffff" fo:min-height="15.121cm"/>
      <style:paragraph-properties style:writing-mode="lr-tb"/>
    </style:style>
    <style:style style:name="pr17" style:family="presentation" style:parent-style-name="master-outline1" style:list-style-name="L4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style:font-name="Liberation Sans5"/>
    </style:style>
    <style:style style:name="P3" style:family="paragraph">
      <style:paragraph-properties fo:text-align="center" style:writing-mode="lr-tb"/>
      <style:text-properties fo:color="#ffffff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color="#000000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cm" fo:margin-bottom="0.2cm"/>
    </style:style>
    <style:style style:name="P13" style:family="paragraph">
      <style:paragraph-properties fo:margin-top="0cm" fo:margin-bottom="0.5cm"/>
    </style:style>
    <style:style style:name="P14" style:family="paragraph">
      <style:paragraph-properties style:writing-mode="lr-tb"/>
      <style:text-properties fo:color="#000000" fo:font-size="26pt" style:font-size-asian="26pt" style:font-size-complex="26pt"/>
    </style:style>
    <style:style style:name="P15" style:family="paragraph">
      <style:paragraph-properties fo:margin-left="0cm" fo:margin-right="0cm" fo:margin-top="0cm" fo:margin-bottom="0.2cm" fo:text-indent="-0.6cm"/>
    </style:style>
    <style:style style:name="P16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17" style:family="paragraph">
      <style:paragraph-properties fo:margin-top="0.4cm" fo:margin-bottom="0.4cm"/>
    </style:style>
    <style:style style:name="P18" style:family="paragraph">
      <style:paragraph-properties fo:margin-top="0cm" fo:margin-bottom="0.3cm"/>
    </style:style>
    <style:style style:name="P19" style:family="paragraph">
      <style:paragraph-properties fo:margin-top="0.2cm" fo:margin-bottom="0.5cm"/>
    </style:style>
    <style:style style:name="P20" style:family="paragraph">
      <loext:graphic-properties draw:fill="none"/>
      <style:paragraph-properties fo:text-align="start" style:writing-mode="lr-tb"/>
      <style:text-properties style:font-name="Liberation Mono" fo:font-size="18pt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loext:graphic-properties draw:fill="solid" draw:fill-color="#f0e6ff"/>
      <style:paragraph-properties style:writing-mode="lr-tb"/>
      <style:text-properties style:font-name="Liberation Mono3"/>
    </style:style>
    <style:style style:name="P24" style:family="paragraph">
      <loext:graphic-properties draw:fill-color="#f0e6ff"/>
      <style:paragraph-properties fo:text-align="center" style:writing-mode="lr-tb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text-align="start" style:writing-mode="lr-tb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style:paragraph-properties fo:margin-left="0cm" fo:margin-right="0cm" fo:margin-top="0.42cm" fo:margin-bottom="0.35cm" fo:text-indent="-0.6cm"/>
    </style:style>
    <style:style style:name="P30" style:family="paragraph">
      <style:paragraph-properties fo:text-align="center" style:writing-mode="lr-tb"/>
      <style:text-properties fo:font-size="18pt"/>
    </style:style>
    <style:style style:name="P31" style:family="paragraph">
      <loext:graphic-properties draw:fill-color="#ffffff"/>
      <style:paragraph-properties fo:text-align="center" style:writing-mode="lr-tb"/>
      <style:text-properties fo:font-size="18pt"/>
    </style:style>
    <style:style style:name="P32" style:family="paragraph"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-color="#f0e6ff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-color="#f0e6ff"/>
      <style:paragraph-properties fo:text-align="center"/>
    </style:style>
    <style:style style:name="P35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36" style:family="paragraph">
      <style:paragraph-properties fo:text-align="center" style:writing-mode="lr-tb"/>
      <style:text-properties fo:font-size="18pt" style:font-size-asian="18pt" style:font-size-complex="18pt"/>
    </style:style>
    <style:style style:name="P37" style:family="paragraph">
      <loext:graphic-properties draw:fill-color="#f0e6ff"/>
      <style:paragraph-properties fo:text-align="center" style:writing-mode="lr-tb"/>
      <style:text-properties fo:font-size="18pt" style:font-size-asian="18pt" style:font-size-complex="18pt"/>
    </style:style>
    <style:style style:name="P38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000000" fo:font-size="14pt" style:font-size-asian="14pt" style:font-size-complex="14pt"/>
    </style:style>
    <style:style style:name="P39" style:family="paragraph">
      <style:paragraph-properties style:writing-mode="lr-tb"/>
      <style:text-properties fo:color="#000000"/>
    </style:style>
    <style:style style:name="P40" style:family="paragraph">
      <loext:graphic-properties draw:fill-color="#ffffff"/>
      <style:paragraph-properties style:writing-mode="lr-tb"/>
    </style:style>
    <style:style style:name="P41" style:family="paragraph">
      <style:paragraph-properties style:writing-mode="lr-tb"/>
      <style:text-properties fo:color="#800000" fo:font-size="26pt" style:font-size-asian="26pt" style:font-size-complex="26pt"/>
    </style:style>
    <style:style style:name="P42" style:family="paragraph">
      <loext:graphic-properties draw:fill-color="#999999"/>
      <style:paragraph-properties fo:text-align="center"/>
    </style:style>
    <style:style style:name="P43" style:family="paragraph">
      <loext:graphic-properties draw:fill-color="#ffffff"/>
      <style:paragraph-properties fo:text-align="center"/>
    </style:style>
    <style:style style:name="P44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000000" style:font-name="Liberation Mono3" fo:font-size="14pt" style:font-size-asian="14pt" style:font-size-complex="14pt"/>
    </style:style>
    <style:style style:name="P45" style:family="paragraph">
      <style:paragraph-properties fo:margin-top="0cm" fo:margin-bottom="0.2cm" style:writing-mode="lr-tb"/>
      <style:text-properties fo:color="#800000" fo:font-size="22pt" style:font-size-asian="22pt" style:font-size-complex="22pt"/>
    </style:style>
    <style:style style:name="P46" style:family="paragraph">
      <style:paragraph-properties fo:margin-left="0cm" fo:margin-right="0cm" fo:margin-top="0cm" fo:margin-bottom="0.2cm" fo:text-indent="0cm"/>
    </style:style>
    <style:style style:name="P47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color="#000000" style:font-name="Liberation Sans2" fo:font-size="14pt" style:font-size-asian="14pt" style:font-size-complex="14pt"/>
    </style:style>
    <style:style style:name="T1" style:family="text">
      <style:text-properties fo:color="#ffffff" style:font-name="Liberation Sans5" fo:font-size="32pt" fo:language="ru" fo:country="RU" style:font-size-asian="32pt" style:font-size-complex="32pt"/>
    </style:style>
    <style:style style:name="T2" style:family="text">
      <style:text-properties fo:color="#ffffff" style:font-name="Liberation Sans5" fo:language="ru" fo:country="RU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7" fo:font-size="14pt" fo:language="ru" fo:country="RU" style:font-name-asian="Liberation Sans7" style:font-size-asian="14pt" style:font-name-complex="Liberation Sans7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6" fo:font-size="14pt" fo:language="ru" fo:country="RU" style:font-name-asian="Liberation Sans6" style:font-size-asian="14pt" style:font-name-complex="Liberation Sans6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fo:font-size="28pt" fo:language="ru" fo:country="RU" style:font-size-asian="28pt" style:font-size-complex="28pt"/>
    </style:style>
    <style:style style:name="T12" style:family="text">
      <style:text-properties fo:color="#000000" fo:font-size="22pt" fo:language="ru" fo:country="RU" style:font-size-asian="22pt" style:font-size-complex="22pt"/>
    </style:style>
    <style:style style:name="T13" style:family="text">
      <style:text-properties fo:color="#000000" fo:font-size="26pt" fo:language="ru" fo:country="RU" style:font-size-asian="26pt" style:font-size-complex="26pt"/>
    </style:style>
    <style:style style:name="T14" style:family="text">
      <style:text-properties fo:color="#000000" fo:font-size="14pt" fo:language="ru" fo:country="RU" style:font-size-asian="14pt" style:font-size-complex="1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17" style:family="text">
      <style:text-properties fo:color="#000000" fo:font-size="14pt" style:text-underline-style="solid" style:text-underline-width="auto" style:text-underline-color="font-color" style:font-size-asian="14pt" style:font-size-complex="14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22pt" fo:language="ru" fo:country="RU" style:font-size-asian="22pt" style:font-size-complex="22pt"/>
    </style:style>
    <style:style style:name="T20" style:family="text">
      <style:text-properties style:text-position="0% 100%" fo:font-size="28pt" fo:language="ru" fo:country="RU" style:font-size-asian="28pt" style:font-size-complex="2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Liberation Mono" fo:font-size="18pt"/>
    </style:style>
    <style:style style:name="T23" style:family="text">
      <style:text-properties style:font-name="Liberation Mono3"/>
    </style:style>
    <style:style style:name="T24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ru" fo:country="RU" fo:font-style="normal" fo:text-shadow="none" style:text-underline-style="none" style:letter-kerning="true" style:font-name-asian="Droid Sans Fallback" style:font-size-asian="14pt" style:font-style-asian="normal" style:font-name-complex="FreeSans1" style:font-size-complex="14pt" style:font-style-complex="normal" style:text-emphasize="none" style:font-relief="none" style:text-overline-style="none" style:text-overline-color="font-color"/>
    </style:style>
    <style:style style:name="T26" style:family="text">
      <style:text-properties fo:color="#000000" fo:font-size="14pt" fo:language="ru" fo:country="RU" style:text-underline-style="solid" style:text-underline-width="auto" style:text-underline-color="font-color" style:font-size-asian="14pt" style:font-size-complex="14pt"/>
    </style:style>
    <style:style style:name="T27" style:family="text">
      <style:text-properties fo:font-size="18pt" fo:language="ru" fo:country="RU"/>
    </style:style>
    <style:style style:name="T28" style:family="text">
      <style:text-properties fo:font-size="18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color="#000000" fo:font-size="14pt" fo:language="ru" fo:country="RU" style:text-underline-style="none" style:font-size-asian="14pt" style:font-size-complex="14pt"/>
    </style:style>
    <style:style style:name="T31" style:family="text">
      <style:text-properties fo:color="#000000" fo:font-size="6pt" fo:language="ru" fo:country="RU" style:font-size-asian="6pt" style:font-size-complex="6pt"/>
    </style:style>
    <style:style style:name="T32" style:family="text">
      <style:text-properties fo:color="#000000" style:font-name="Liberation Serif" fo:font-size="26pt" fo:language="ru" fo:country="RU" style:font-size-asian="26pt" style:font-size-complex="26pt"/>
    </style:style>
    <style:style style:name="T33" style:family="text">
      <style:text-properties fo:color="#000000" style:font-name="Liberation Serif" fo:font-size="6pt" fo:language="ru" fo:country="RU" style:font-size-asian="6pt" style:font-size-complex="6pt"/>
    </style:style>
    <style:style style:name="T34" style:family="text">
      <style:text-properties fo:color="#000000" style:font-name="Liberation Mono" fo:font-size="22pt" fo:language="ru" fo:country="RU" style:font-size-asian="22pt" style:font-size-complex="22pt"/>
    </style:style>
    <style:style style:name="T35" style:family="text">
      <style:text-properties fo:color="#000000" style:font-name="Liberation Sans2" fo:font-size="14pt" fo:language="ru" fo:country="RU" style:font-size-asian="14pt" style:font-size-complex="14pt"/>
    </style:style>
    <style:style style:name="T36" style:family="text">
      <style:text-properties fo:color="#000000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37" style:family="text">
      <style:text-properties fo:color="#000000" style:font-name="Liberation Sans2" fo:font-size="14pt" fo:language="ru" fo:country="RU" fo:font-weight="normal" style:font-size-asian="14pt" style:font-weight-asian="normal" style:font-size-complex="14pt" style:font-weight-complex="normal"/>
    </style:style>
    <style:style style:name="T38" style:family="text">
      <style:text-properties fo:color="#000000" style:font-name="Liberation Mono" fo:font-size="14pt" fo:language="ru" fo:country="RU" style:font-size-asian="14pt" style:font-size-complex="14pt"/>
    </style:style>
    <style:style style:name="T39" style:family="text">
      <style:text-properties fo:color="#000000" style:font-name="Liberation Sans5" fo:font-size="14pt" fo:language="ru" fo:country="RU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Расширяемость</text:span><text:span text:style-name="T2"><text:line-break/></text:span><text:span text:style-name="T2">Языки программирования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Языки серверного программирования</text:span></text:p>
              </text:list-item>
              <text:list-item>
                <text:p text:style-name="P9"><text:span text:style-name="T11">Доверенные и недоверенные языки</text:span></text:p>
              </text:list-item>
              <text:list-item>
                <text:p text:style-name="P9"><text:span text:style-name="T11">Подключение нового языка</text:span></text:p>
              </text:list-item>
              <text:list-item>
                <text:p text:style-name="P9"><text:span text:style-name="T11">Трансформации типов</text:span></text:p>
              </text:list-item>
              <text:list-item>
                <text:p text:style-name="P9"><text:span text:style-name="T11">Интерфейс SPI для работы с базой</text:span></text:p>
              </text:list-item>
              <text:list-item>
                <text:p text:style-name="P9"><text:span text:style-name="T11">Зачем нужны языки и из чего можно выбирать</text:span></text:p>
                <text:p text:style-name="P9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Языки программирования</text:span></text:p>
          </draw:text-box>
        </draw:frame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«Встроенные» </text:span></text:p>
                <text:list>
                  <text:list-item>
                    <text:p text:style-name="P12"><text:span text:style-name="T12">C</text:span></text:p>
                  </text:list-item>
                  <text:list-item>
                    <text:p text:style-name="P13"><text:span text:style-name="T12">SQL</text:span></text:p>
                  </text:list-item>
                </text:list>
              </text:list-item>
              <text:list-item>
                <text:p text:style-name="P9"><text:span text:style-name="T11">Стандартные (поддержка сообщества)</text:span></text:p>
                <text:list>
                  <text:list-item>
                    <text:p text:style-name="P12"><text:span text:style-name="T12">PL/pgSQL</text:span></text:p>
                  </text:list-item>
                  <text:list-item>
                    <text:p text:style-name="P13"><text:span text:style-name="T12">PL/Perl, PL/Python, PL/Tcl</text:span></text:p>
                  </text:list-item>
                </text:list>
              </text:list-item>
              <text:list-item>
                <text:p text:style-name="P9"><text:span text:style-name="T11">Сторонние</text:span></text:p>
                <text:list>
                  <text:list-item>
                    <text:p text:style-name="P12"><text:span text:style-name="T12">PL/Java, PL/V8, PL/R, PL/Lua, ...</text:span></text:p>
                  </text:list-item>
                </text:list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6" draw:layer="layout" svg:width="16.799cm" svg:height="15.276cm" svg:x="2.1cm" svg:y="14.107cm" presentation:class="notes" presentation:user-transformed="true">
            <draw:text-box>
              <text:p text:style-name="P15"><text:span text:style-name="T6">Разумеется, к PostgreSQL можно обращаться </text:span><text:span text:style-name="T14">«</text:span><text:span text:style-name="T6">извне</text:span><text:span text:style-name="T14">»</text:span><text:span text:style-name="T6"> из любых языков программирования (ЯП), для которых реализована поддержка клиент-серверного протокола. Но разные ЯП можно использовать и для программирования на стороне сервера: для написания хранимых функций и процедур.</text:span></text:p>
              <text:p text:style-name="P15"><text:span text:style-name="T6">В PostgreSQL </text:span><text:span text:style-name="T14">«</text:span><text:span text:style-name="T6">встроены</text:span><text:span text:style-name="T14">»</text:span><text:span text:style-name="T6"> два ЯП: C, на котором написана вся система, и SQL. Эти языки доступны всегда.</text:span></text:p>
              <text:p text:style-name="P15"><text:span text:style-name="T15">В систему также входят четыре ЯП, которые имеются в стандартной поставке и поддерживаются сообществом. С одним из них —</text:span><text:span text:style-name="T15"><text:line-break/></text:span><text:span text:style-name="T15">PL/pgSQL — мы уже хорошо знакомы. Он доступен по умолчанию</text:span><text:span text:style-name="T15"><text:line-break/></text:span><text:span text:style-name="T15">и наиболее часто используется на стороне сервера. Другие языки — PL/Perl, PL/Python (только Python3, поддержка Python2 прекращена)</text:span><text:span text:style-name="T15"><text:line-break/></text:span><text:span text:style-name="T15">и PL/Tcl </text:span><text:span text:style-name="T6">— надо устанавливать как расширения. Такой (несколько странный) выбор языков обусловлен историческими причинами.</text:span></text:p>
              <text:p text:style-name="P15"><text:span text:style-name="T6">В документации языки, отличные от C и SQL, называются </text:span><text:span text:style-name="T16">процедурными</text:span><text:span text:style-name="T6">, отсюда и приставка </text:span><text:span text:style-name="T14">«</text:span><text:span text:style-name="T6">PL</text:span><text:span text:style-name="T14">»</text:span><text:span text:style-name="T6"> в названиях. Название несколько неудачное: никто не мешает подключить к PostgreSQL </text:span><text:span text:style-name="T16">функциональный</text:span><text:span text:style-name="T6"> или еще какой-нибудь язык. Поэтому лучше понимать PL как programming language, а не как procedural language.</text:span></text:p>
              <text:p text:style-name="P15"><text:span text:style-name="T17"><text:a xlink:href="https://postgrespro.ru/docs/postgresql/16/xplang" xlink:type="simple">https://postgrespro.ru/docs/postgresql/16/xplang</text:a></text:span></text:p>
              <text:p text:style-name="P15"><text:span text:style-name="T15">PostgreSQL </text:span><text:span text:style-name="T6">— расширяемая система, поэтому имеется возможность добавления и других ЯП.</text:span></text:p>
              <text:p text:style-name="P15"><text:span text:style-name="T18"/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Доверенные языки</text:span></text:p>
          </draw:text-box>
        </draw:frame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7"><text:span text:style-name="T11">Доверенные</text:span></text:p>
                <text:list>
                  <text:list-item>
                    <text:p text:style-name="P18"><text:span text:style-name="T19">гарантируют работу пользователя в рамках выданного доступа</text:span></text:p>
                  </text:list-item>
                  <text:list-item>
                    <text:p text:style-name="P18"><text:span text:style-name="T19">ограничено взаимодействие с окружением и внутренностями СУБД,</text:span><text:span text:style-name="T19"><text:line-break/></text:span><text:span text:style-name="T19">язык должен позволять работать в «песочнице»</text:span></text:p>
                  </text:list-item>
                  <text:list-item>
                    <text:p text:style-name="P19"><text:span text:style-name="T19">по умолчанию доступ для всех пользователей</text:span></text:p>
                  </text:list-item>
                </text:list>
              </text:list-item>
              <text:list-item>
                <text:p text:style-name="P17"><text:span text:style-name="T20">Недоверенные</text:span></text:p>
                <text:list>
                  <text:list-item>
                    <text:p text:style-name="P18"><text:span text:style-name="T19">доступна полная функциональность языка</text:span></text:p>
                  </text:list-item>
                  <text:list-item>
                    <text:p text:style-name="P18"><text:span text:style-name="T19">доступ только у суперпользователей</text:span></text:p>
                  </text:list-item>
                  <text:list-item>
                    <text:p><text:span text:style-name="T19">обычно к названию языка добавляют «u»: plperl → plperlu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6" draw:layer="layout" svg:width="16.799cm" svg:height="15.076cm" svg:x="2.1cm" svg:y="14.107cm" presentation:class="notes" presentation:user-transformed="true">
            <draw:text-box>
              <text:p text:style-name="P15"><text:span text:style-name="T6">ЯП разделяются на доверенные (trusted) и недоверенные (untrusted).</text:span></text:p>
              <text:p text:style-name="P15"><text:span text:style-name="T21">Доверенные</text:span><text:span text:style-name="T15"> языки должны соблюдать ограничения доступа, установленные в системе. Если пользователь не имеет доступа</text:span><text:span text:style-name="T15"><text:line-break/></text:span><text:span text:style-name="T15">к данным, подпрограмма на доверенном языке не должна </text:span><text:span text:style-name="T6">предоставить ему такой доступ.</text:span></text:p>
              <text:p text:style-name="P15"><text:span text:style-name="T6">По сути это означает, что язык должен ограничивать взаимодействие пользователя с окружением (например, с операционной системой)</text:span><text:span text:style-name="T6"><text:line-break/></text:span><text:span text:style-name="T6">и с внутренностями СУБД (чтобы нельзя было обойти обычные проверки доступа). Не все реализации языков умеют работать в таком режиме «песочницы». </text:span></text:p>
              <text:p text:style-name="P15"><text:span text:style-name="T6">Использование доверенного языка является безопасным, поэтому доступ к нему получают все пользов</text:span><text:span text:style-name="T14">атели (для роли public выдается привилегия usage на язык).</text:span></text:p>
              <text:p text:style-name="P15"><text:span text:style-name="T8">Недоверенные</text:span><text:span text:style-name="T6"> языки не имеют никаких ограничений. В частности, функция на таком языке может выполнять любые операции в ОС</text:span><text:span text:style-name="T6"><text:line-break/></text:span><text:span text:style-name="T6">с правами пользователя, запустившего сервер базы данных. Это может быть небезопасным, поэтому доступ к такому языку имеют только суперпользователи PostgreSQL.</text:span></text:p>
              <text:p text:style-name="P15"><text:span text:style-name="T6">Напомним, что, если необходимо, суперпользователь может создать функцию на недоверенном языке, в том числе с указанием SECURITY DEFINER, и выдать право на ее исполнение обычным пользователям.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0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Подключение нового языка</text:span></text:p>
          </draw:text-box>
        </draw:frame>
        <draw:frame presentation:style-name="pr4" draw:text-style-name="P14" draw:layer="layout" svg:width="25.6cm" svg:height="14.504cm" svg:x="1.3cm" svg:y="5cm" presentation:class="outline" presentation:user-transformed="true">
          <draw:text-box>
            <text:list text:style-name="L3">
              <text:list-item>
                <text:p text:style-name="P9"><text:span text:style-name="T13"><text:s/></text:span></text:p>
              </text:list-item>
            </text:list>
          </draw:text-box>
        </draw:frame>
        <draw:custom-shape draw:style-name="gr4" draw:text-style-name="P22" xml:id="id2" draw:id="id2" draw:layer="layout" svg:width="5cm" svg:height="1.5cm" svg:x="13.308cm" svg:y="4.951cm">
          <text:p text:style-name="P21">validator</text:p>
          <draw:enhanced-geometry svg:viewBox="0 0 21600 21600" draw:path-stretchpoint-x="10800" draw:path-stretchpoint-y="10800" draw:text-areas="?f3 ?f4 ?f5 ?f6" draw:type="round-rectangle" draw:modifiers="8470.032786885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3" xml:id="id1" draw:id="id1" draw:layer="layout" svg:width="8.884cm" svg:height="2.411cm" svg:x="1.178cm" svg:y="4.496cm">
          <draw:text-box>
            <text:p><text:span text:style-name="T23">CREATE FUNCTION f(...)</text:span><text:span text:style-name="T23"><text:line-break/></text:span><text:span text:style-name="T23">AS $$ ... $$</text:span><text:span text:style-name="T23"><text:line-break/></text:span><text:span text:style-name="T23">LANGUAGE ...</text:span></text:p>
          </draw:text-box>
        </draw:frame>
        <draw:frame draw:style-name="gr6" draw:text-style-name="P23" xml:id="id6" draw:id="id6" draw:layer="layout" svg:width="5.455cm" svg:height="0.971cm" svg:x="1.178cm" svg:y="11.545cm">
          <draw:text-box>
            <text:p><text:span text:style-name="T23">SELECT f(...)</text:span></text:p>
          </draw:text-box>
        </draw:frame>
        <draw:frame draw:style-name="gr7" draw:text-style-name="P23" xml:id="id7" draw:id="id7" draw:layer="layout" svg:width="5.074cm" svg:height="1.691cm" svg:x="1.178cm" svg:y="16.808cm">
          <draw:text-box>
            <text:p><text:span text:style-name="T23">DO $$ ... $$</text:span><text:span text:style-name="T23"><text:line-break/></text:span><text:span text:style-name="T23">LANGUAGE ...</text:span></text:p>
          </draw:text-box>
        </draw:frame>
        <draw:custom-shape draw:style-name="gr8" draw:text-style-name="P22" draw:layer="layout" svg:width="4cm" svg:height="1.2cm" svg:x="2.626cm" svg:y="8.544cm">
          <text:p text:style-name="P21">pg_proc</text:p>
          <draw:enhanced-geometry svg:viewBox="0 0 21600 21600" draw:type="rectangle" draw:enhanced-path="M 0 0 L 21600 0 21600 21600 0 21600 0 0 Z N"/>
        </draw:custom-shape>
        <draw:custom-shape draw:style-name="gr9" draw:text-style-name="P24" xml:id="id3" draw:id="id3" draw:layer="layout" svg:width="4.572cm" svg:height="4.572cm" svg:x="22.082cm" svg:y="9.744cm">
          <text:p text:style-name="P21">интер-</text:p>
          <text:p text:style-name="P21">претатор</text:p>
          <text:p text:style-name="P21">язык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5" draw:layer="layout" draw:type="curve" svg:x1="10.062cm" svg:y1="5.701cm" svg:x2="13.308cm" svg:y2="5.701cm" draw:start-shape="id1" draw:start-glue-point="1" draw:end-shape="id2" draw:end-glue-point="3" svg:d="M10062 5701h3246" svg:viewBox="0 0 3247 1">
          <text:p/>
        </draw:connector>
        <draw:connector draw:style-name="gr11" draw:text-style-name="P25" draw:layer="layout" draw:type="curve" svg:x1="18.308cm" svg:y1="5.701cm" svg:x2="24.368cm" svg:y2="9.744cm" draw:start-shape="id2" draw:start-glue-point="1" draw:end-shape="id3" draw:end-glue-point="4" svg:d="M18308 5701c4040 0 6060 1347 6060 4043" svg:viewBox="0 0 6061 4044">
          <text:p/>
        </draw:connector>
        <draw:custom-shape draw:style-name="gr4" draw:text-style-name="P22" xml:id="id4" draw:id="id4" draw:layer="layout" svg:width="5cm" svg:height="1.5cm" svg:x="13.308cm" svg:y="11.28cm">
          <text:p text:style-name="P21">handler</text:p>
          <draw:enhanced-geometry svg:viewBox="0 0 21600 21600" draw:path-stretchpoint-x="10800" draw:path-stretchpoint-y="10800" draw:text-areas="?f3 ?f4 ?f5 ?f6" draw:type="round-rectangle" draw:modifiers="8470.032786885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2" xml:id="id5" draw:id="id5" draw:layer="layout" svg:width="5cm" svg:height="1.5cm" svg:x="13.308cm" svg:y="16.903cm">
          <text:p text:style-name="P21">inline</text:p>
          <draw:enhanced-geometry svg:viewBox="0 0 21600 21600" draw:path-stretchpoint-x="10800" draw:path-stretchpoint-y="10800" draw:text-areas="?f3 ?f4 ?f5 ?f6" draw:type="round-rectangle" draw:modifiers="8470.032786885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5" draw:layer="layout" draw:type="curve" svg:x1="18.308cm" svg:y1="12.03cm" svg:x2="22.082cm" svg:y2="12.03cm" draw:start-shape="id4" draw:start-glue-point="1" draw:end-shape="id3" svg:d="M18308 12030h3774" svg:viewBox="0 0 3775 1">
          <text:p/>
        </draw:connector>
        <draw:connector draw:style-name="gr11" draw:text-style-name="P25" draw:layer="layout" draw:type="curve" svg:x1="18.308cm" svg:y1="17.653cm" svg:x2="24.368cm" svg:y2="14.316cm" draw:start-shape="id5" draw:start-glue-point="1" draw:end-shape="id3" draw:end-glue-point="8" svg:d="M18308 17653c4040 0 6060-1112 6060-3337" svg:viewBox="0 0 6061 3338">
          <text:p/>
        </draw:connector>
        <draw:connector draw:style-name="gr12" draw:text-style-name="P25" draw:layer="layout" draw:type="lines" svg:x1="4.62cm" svg:y1="6.887cm" svg:x2="4.647cm" svg:y2="8.567cm" svg:d="M4620 6887l27 1680" svg:viewBox="0 0 28 1681">
          <text:p/>
        </draw:connector>
        <draw:connector draw:style-name="gr10" draw:text-style-name="P25" draw:layer="layout" draw:type="curve" svg:x1="6.633cm" svg:y1="12.03cm" svg:x2="13.308cm" svg:y2="12.03cm" draw:start-shape="id6" draw:end-shape="id4" svg:d="M6633 12030h6675" svg:viewBox="0 0 6676 1">
          <text:p/>
        </draw:connector>
        <draw:connector draw:style-name="gr10" draw:text-style-name="P25" draw:layer="layout" draw:type="curve" svg:x1="6.252cm" svg:y1="17.653cm" svg:x2="13.308cm" svg:y2="17.653cm" draw:start-shape="id7" draw:start-glue-point="1" draw:end-shape="id5" draw:end-glue-point="3" svg:d="M6252 17653h7056" svg:viewBox="0 0 7057 1">
          <text:p/>
        </draw:connector>
        <draw:frame draw:style-name="gr13" draw:text-style-name="P26" draw:layer="layout" svg:width="6.67cm" svg:height="1.361cm" svg:x="13.562cm" svg:y="6.604cm">
          <draw:text-box>
            <text:p><text:span text:style-name="T6">статическая проверка</text:span><text:span text:style-name="T6"><text:line-break/></text:span><text:span text:style-name="T16">check_function_bodies</text:span><text:span text:style-name="T24"> = on</text:span></text:p>
          </draw:text-box>
        </draw:frame>
        <draw:frame draw:style-name="gr14" draw:text-style-name="P27" draw:layer="layout" svg:width="6.858cm" svg:height="1.916cm" svg:x="13.562cm" svg:y="12.951cm">
          <draw:text-box>
            <text:p text:style-name="P1"><text:span text:style-name="T18">передача на выполнение,</text:span></text:p>
            <text:p text:style-name="P1"><text:span text:style-name="T6">обеспечение «песочницы»,</text:span></text:p>
            <text:p text:style-name="P1"><text:span text:style-name="T18">преобразование типов</text:span></text:p>
          </draw:text-box>
        </draw:frame>
        <draw:frame draw:style-name="gr15" draw:text-style-name="P28" draw:layer="layout" svg:width="6.858cm" svg:height="0.806cm" svg:x="13.562cm" svg:y="18.54cm">
          <draw:text-box>
            <text:p text:style-name="P25"><text:span text:style-name="T6">однократное выполнение</text:span></text:p>
          </draw:text-box>
        </draw:frame>
        <draw:connector draw:style-name="gr12" draw:text-style-name="P25" draw:layer="layout" draw:type="lines" svg:x1="4.628cm" svg:y1="9.887cm" svg:x2="4.655cm" svg:y2="11.567cm" svg:d="M4628 9887l27 1680" svg:viewBox="0 0 28 1681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1" draw:text-style-name="P16" draw:layer="layout" svg:width="16.799cm" svg:height="15.111cm" svg:x="2.1cm" svg:y="13.707cm" presentation:class="notes" presentation:user-transformed="true">
            <draw:text-box>
              <text:p text:style-name="P15"><text:span text:style-name="T6">Интерфейс подключения нового ЯП для использования на стороне сервера включает всего три функции.</text:span></text:p>
              <text:p text:style-name="P29"><text:span text:style-name="T25">При создании хранимой подпрограммы, ее код проверяется на наличие ошибок (</text:span><text:span text:style-name="T21">validator</text:span><text:span text:style-name="T15">). Если проверка проходит успешно, подпрограмма сохраняется в системном каталоге. При этом если подпрограмма оформлена в стиле стандарта SQL, то ее тело хранится в виде дерева разбора и будет обрабатываться обычным образом. В остальных случаях сохраняется только исходный код в виде текстовой строки. Компиляция поддерживается только для подпрограмм на языке C.</text:span></text:p>
              <text:p text:style-name="P29"><text:span text:style-name="T15">Проверку можно отключить параметром </text:span><text:span text:style-name="T16">check_function_bodies</text:span><text:span text:style-name="T24">; утилита pg_dump пользуется этим, чтобы снять зависимость от порядка создания объектов.</text:span></text:p>
              <text:p text:style-name="P15"><text:span text:style-name="T15">При вызове подпрограммы ее текст передается на выполнение </text:span><text:span text:style-name="T25">интерпретатору языка, а полученный ответ возвращается в систему (</text:span><text:span text:style-name="T21">handler</text:span><text:span text:style-name="T15">). Если язык объявлен доверенным, интерпретатор должен запускаться в «песочнице». Здесь также решается важная задача преобразования типов. Не все типы SQL могут иметь аналоги в ЯП. Обычный подход в этом случае </text:span><text:span text:style-name="T6">— передача текстового представления типа, но реализация может также учитывать определенные пользователем </text:span><text:span text:style-name="T16">трансформации</text:span><text:span text:style-name="T6"> типов.</text:span></text:p>
              <text:p text:style-name="P15"><text:span text:style-name="T26"><text:a xlink:href="https://postgrespro.ru/docs/postgresql/16/sql-createtransform" xlink:type="simple">https://postgrespro.ru/docs/postgresql/16/sql-createtransform</text:a></text:span></text:p>
              <text:p text:style-name="P15"><text:span text:style-name="T6">При выполнении SQL-команды DO интерпретатору передается код для однократного выполнения (</text:span><text:span text:style-name="T8">inline</text:span><text:span text:style-name="T6">).</text:span></text:p>
              <text:p text:style-name="P15"><text:span text:style-name="T15">Из этих трех функций </text:span><text:span text:style-name="T6">обязательна только функция-handler.</text:span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0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нтерфейс SPI</text:span></text:p>
          </draw:text-box>
        </draw:frame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7"><text:span text:style-name="T11"><text:s/></text:span></text:p>
              </text:list-item>
            </text:list>
          </draw:text-box>
        </draw:frame>
        <draw:custom-shape draw:style-name="gr16" draw:text-style-name="P31" xml:id="id15" draw:id="id15" draw:layer="layout" svg:width="4cm" svg:height="1.8cm" svg:x="1.324cm" svg:y="7.841cm">
          <text:p text:style-name="P30"><text:span text:style-name="T27">клиент</text:span></text:p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19.05cm" svg:height="11.176cm" svg:x="7.758cm" svg:y="6.096cm">
          <text:p text:style-name="P30"><text:span text:style-name="T28">PostgreSQL</text:span></text:p>
          <draw:enhanced-geometry svg:viewBox="0 0 21600 21600" draw:type="rectangle" draw:enhanced-path="M 0 0 L 21600 0 21600 21600 0 21600 0 0 Z N"/>
        </draw:custom-shape>
        <draw:custom-shape draw:style-name="gr18" draw:text-style-name="P33" xml:id="id14" draw:id="id14" draw:layer="layout" svg:width="5.709cm" svg:height="6.558cm" svg:x="20.045cm" svg:y="9.028cm">
          <text:p text:style-name="P32"><text:span text:style-name="T6">низкоуровневый API</text:span></text:p>
          <draw:enhanced-geometry svg:viewBox="0 0 21600 21600" draw:path-stretchpoint-x="10800" draw:path-stretchpoint-y="10800" draw:text-areas="?f3 ?f4 ?f5 ?f6" draw:type="round-rectangle" draw:modifiers="2001.120840630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9" draw:text-style-name="P33" xml:id="id8" draw:id="id8" draw:layer="layout" svg:width="4.29cm" svg:height="1cm" svg:x="20.954cm" svg:y="10.598cm">
            <text:p text:style-name="P32"><text:span text:style-name="T18">разбор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3" xml:id="id9" draw:id="id9" draw:layer="layout" svg:width="4.29cm" svg:height="1cm" svg:x="20.954cm" svg:y="12.298cm">
            <text:p text:style-name="P32"><text:span text:style-name="T18">планирование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3" xml:id="id10" draw:id="id10" draw:layer="layout" svg:width="4.29cm" svg:height="1cm" svg:x="20.954cm" svg:y="13.998cm">
            <text:p text:style-name="P32"><text:span text:style-name="T18">выполнение</text:span></text:p>
            <draw:enhanced-geometry svg:viewBox="0 0 21600 21600" draw:type="rectangle" draw:enhanced-path="M 0 0 L 21600 0 21600 21600 0 21600 0 0 Z N"/>
          </draw:custom-shape>
          <draw:connector draw:style-name="gr20" draw:text-style-name="P34" draw:layer="layout" svg:x1="23.099cm" svg:y1="11.598cm" svg:x2="23.099cm" svg:y2="12.298cm" draw:start-shape="id8" draw:start-glue-point="2" draw:end-shape="id9" draw:end-glue-point="0" svg:d="M23099 11598v700" svg:viewBox="0 0 1 701">
            <text:p/>
          </draw:connector>
          <draw:connector draw:style-name="gr20" draw:text-style-name="P34" draw:layer="layout" svg:x1="23.099cm" svg:y1="13.298cm" svg:x2="23.099cm" svg:y2="13.998cm" draw:start-shape="id9" draw:start-glue-point="2" draw:end-shape="id10" draw:end-glue-point="0" svg:d="M23099 13298v700" svg:viewBox="0 0 1 701">
            <text:p/>
          </draw:connector>
        </draw:g>
        <draw:custom-shape draw:style-name="gr21" draw:text-style-name="P35" xml:id="id13" draw:id="id13" draw:layer="layout" svg:width="4.5cm" svg:height="1.5cm" svg:x="8.836cm" svg:y="11.576cm">
          <text:p text:style-name="P32"><text:span text:style-name="T6">функция</text:span><text:span text:style-name="T6"><text:line-break/></text:span><text:span text:style-name="T6">на языке C</text:span></text:p>
          <draw:enhanced-geometry svg:viewBox="0 0 21600 21600" draw:path-stretchpoint-x="10800" draw:path-stretchpoint-y="10800" draw:text-areas="?f3 ?f4 ?f5 ?f6" draw:type="round-rectangle" draw:modifiers="5778.885245901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5" xml:id="id11" draw:id="id11" draw:layer="layout" svg:width="4.5cm" svg:height="1.5cm" svg:x="8.837cm" svg:y="14.248cm">
          <text:p text:style-name="P32"><text:span text:style-name="T6">функция</text:span><text:span text:style-name="T6"><text:line-break/></text:span><text:span text:style-name="T6">на другом языке</text:span></text:p>
          <draw:enhanced-geometry svg:viewBox="0 0 21600 21600" draw:path-stretchpoint-x="10800" draw:path-stretchpoint-y="10800" draw:text-areas="?f3 ?f4 ?f5 ?f6" draw:type="round-rectangle" draw:modifiers="5778.885245901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7" xml:id="id12" draw:id="id12" draw:layer="layout" svg:width="2.6cm" svg:height="2.6cm" svg:x="15.644cm" svg:y="13.698cm">
          <text:p text:style-name="P36"><text:span text:style-name="T29">SPI</text:span></text:p>
          <draw:enhanced-geometry svg:viewBox="0 0 21600 21600" draw:path-stretchpoint-x="10800" draw:path-stretchpoint-y="10800" draw:text-areas="?f3 ?f4 ?f5 ?f6" draw:type="round-rectangle" draw:modifiers="3745.328719723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25" draw:layer="layout" draw:type="curve" svg:x1="13.337cm" svg:y1="14.998cm" svg:x2="15.644cm" svg:y2="14.998cm" draw:start-shape="id11" draw:start-glue-point="1" draw:end-shape="id12" svg:d="M13337 14998h2307" svg:viewBox="0 0 2308 1">
          <text:p/>
        </draw:connector>
        <draw:connector draw:style-name="gr23" draw:text-style-name="P25" draw:layer="layout" draw:type="curve" svg:x1="13.336cm" svg:y1="12.326cm" svg:x2="15.644cm" svg:y2="14.998cm" draw:start-shape="id13" draw:start-glue-point="1" draw:end-shape="id12" svg:d="M13336 12326c1732 0 579 2672 2308 2672" svg:viewBox="0 0 2309 2673">
          <text:p/>
        </draw:connector>
        <draw:connector draw:style-name="gr23" draw:text-style-name="P25" draw:layer="layout" draw:type="curve" svg:x1="13.336cm" svg:y1="12.326cm" svg:x2="20.045cm" svg:y2="12.307cm" draw:start-shape="id13" draw:start-glue-point="1" draw:end-shape="id14" svg:d="M13336 12326c5032 0 1678-19 6709-19" svg:viewBox="0 0 6710 20">
          <text:p/>
        </draw:connector>
        <draw:connector draw:style-name="gr23" draw:text-style-name="P25" draw:layer="layout" draw:type="curve" svg:x1="18.244cm" svg:y1="14.998cm" svg:x2="20.045cm" svg:y2="12.307cm" draw:start-shape="id12" draw:end-shape="id14" draw:end-glue-point="3" svg:d="M18244 14998c1351 0 451-2691 1801-2691" svg:viewBox="0 0 1802 2692">
          <text:p/>
        </draw:connector>
        <draw:connector draw:style-name="gr23" draw:text-style-name="P25" draw:layer="layout" draw:type="curve" svg:x1="5.324cm" svg:y1="8.741cm" svg:x2="8.837cm" svg:y2="8.741cm" draw:start-shape="id15" draw:start-glue-point="1" draw:end-shape="id16" draw:end-glue-point="3" svg:d="M5324 8741h3513" svg:viewBox="0 0 3514 1">
          <text:p/>
        </draw:connector>
        <draw:custom-shape draw:style-name="gr24" draw:text-style-name="P35" xml:id="id16" draw:id="id16" draw:layer="layout" svg:width="4.5cm" svg:height="2.4cm" svg:x="8.837cm" svg:y="7.541cm">
          <text:p text:style-name="P32"><text:span text:style-name="T6">движок</text:span></text:p>
          <text:p text:style-name="P32"><text:span text:style-name="T6">SQ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778.885245901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25" draw:layer="layout" draw:type="curve" svg:x1="13.337cm" svg:y1="8.741cm" svg:x2="20.045cm" svg:y2="12.307cm" draw:start-shape="id16" draw:end-shape="id14" draw:end-glue-point="3" svg:d="M13337 8741c5031 0 1677 3566 6708 3566" svg:viewBox="0 0 6709 3567">
          <text:p/>
        </draw:connector>
        <draw:connector draw:style-name="gr23" draw:text-style-name="P25" draw:layer="layout" draw:type="curve" draw:line-skew="-2.244cm" svg:x1="8.837cm" svg:y1="14.998cm" svg:x2="8.837cm" svg:y2="8.741cm" draw:start-shape="id11" draw:start-glue-point="3" draw:end-shape="id16" draw:end-glue-point="3" svg:d="M8837 14998c-4117 0-4117-6257 0-6257" svg:viewBox="0 0 3089 6258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2" draw:text-style-name="P16" draw:layer="layout" svg:width="16.799cm" svg:height="14.321cm" svg:x="2.1cm" svg:y="14.107cm" presentation:class="notes" presentation:user-transformed="true">
            <draw:text-box>
              <text:p text:style-name="P15"><text:span text:style-name="T6">PostgreSQL располагает внутренним низкоуровневым API для работы</text:span><text:span text:style-name="T6"><text:line-break/></text:span><text:span text:style-name="T6">с базой данных. Сюда входят функции для разбора и переписывания запроса, построения плана, выполнения запроса (включая обращения</text:span><text:span text:style-name="T6"><text:line-break/></text:span><text:span text:style-name="T6">к таблицам, индексам и т. п.). Это самый эффективный способ работы</text:span><text:span text:style-name="T6"><text:line-break/></text:span><text:span text:style-name="T6">с данными, но он требует внимания ко многим деталям, таким, как управление памятью, установка блокировок и т. д.</text:span></text:p>
              <text:p text:style-name="P15"><text:span text:style-name="T6">Движок SQL, являющийся частью каждого обслуживающего процесса, пользуется именно этим, низкоуровневым, API.</text:span></text:p>
              <text:p text:style-name="P15"><text:span text:style-name="T6">Для удобства имеется более высокоуровневый (но в ряде случаев менее эффективный) интерфейс: SPI, Server Programming Interface.</text:span></text:p>
              <text:p text:style-name="P15"><text:span text:style-name="T17"><text:a xlink:href="https://postgrespro.ru/docs/postgresql/16/spi" xlink:type="simple">https://postgrespro.ru/docs/postgresql/16/spi</text:a></text:span></text:p>
              <text:p text:style-name="P15"><text:span text:style-name="T15">Интерфейс SPI рассчитан на язык C: подпрограмма на C может пользоваться как этим интерфейсом, так и — при необходимости </text:span><text:span text:style-name="T6">— низкоуровневым.</text:span></text:p>
              <text:p text:style-name="P15"><text:span text:style-name="T6">Но, как правило, авторы языков программирования предоставляют обертки, позволяющие подпрограммам на этих языках тоже пользоваться SPI. Это значительно выгоднее, чем инициировать из подпрограммы новое соединение и использовать для работы с базой <text:s/>клиент-серверный протокол.</text:span></text:p>
              <text:p text:style-name="P15"><text:span text:style-name="T18"/></text:p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0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Задачи</text:span></text:p>
          </draw:text-box>
        </draw:frame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7"><text:span text:style-name="T11">Обработка информации, хранимой в базе данных</text:span></text:p>
                <text:list>
                  <text:list-item>
                    <text:p text:style-name="P12"><text:span text:style-name="T19">подпрограмма всегда выполняется в контексте подключения к БД</text:span></text:p>
                  </text:list-item>
                  <text:list-item>
                    <text:p text:style-name="P12"><text:span text:style-name="T19">PL/pgSQL интегрирован с SQL</text:span></text:p>
                  </text:list-item>
                  <text:list-item>
                    <text:p text:style-name="P13"><text:span text:style-name="T19">для остальных — интерфейс серверного программирования (SPI)</text:span></text:p>
                  </text:list-item>
                </text:list>
              </text:list-item>
              <text:list-item>
                <text:p text:style-name="P9"><text:span text:style-name="T13">Вычисления, не связанные с базой данных</text:span></text:p>
                <text:list>
                  <text:list-item>
                    <text:p text:style-name="P12"><text:span text:style-name="T19">возможности PL/pgSQL сильно ограничены</text:span></text:p>
                  </text:list-item>
                  <text:list-item>
                    <text:p text:style-name="P12"><text:span text:style-name="T19">эффективность</text:span></text:p>
                  </text:list-item>
                  <text:list-item>
                    <text:p text:style-name="P12"><text:span text:style-name="T19">удобство использования</text:span></text:p>
                  </text:list-item>
                  <text:list-item>
                    <text:p text:style-name="P12"><text:span text:style-name="T19">наличие готовых библиотек</text:span></text:p>
                  </text:list-item>
                  <text:list-item>
                    <text:p text:style-name="P12"><text:span text:style-name="T19">специализированные задачи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2" draw:text-style-name="P16" draw:layer="layout" svg:width="16.799cm" svg:height="14.321cm" svg:x="2.1cm" svg:y="14.107cm" presentation:class="notes" presentation:user-transformed="true">
            <draw:text-box>
              <text:p text:style-name="P15"><text:span text:style-name="T6">Задачи, для решения которых используются хранимые подпрограммы, можно условно поделить на две группы.</text:span></text:p>
              <text:p text:style-name="P15"><text:span text:style-name="T6">В первую входит работа с информацией, которая содержится внутри базы данных. Здесь любые хранимые подпрограммы выигрывают</text:span><text:span text:style-name="T6"><text:line-break/></text:span><text:span text:style-name="T6">у внешних (клиентских) программ, поскольку они находятся ближе</text:span><text:span text:style-name="T6"><text:line-break/></text:span><text:span text:style-name="T6">к данным: во-первых, не требуется установка соединения с сервером,</text:span><text:span text:style-name="T6"><text:line-break/></text:span><text:span text:style-name="T6">и во-вторых, не требуется пересылка лишнего по сети. PL/pgSQL очень удобен для таких задач, поскольку тесно интегрирован с SQL. </text:span></text:p>
              <text:p text:style-name="P15"><text:span text:style-name="T6">Ко второй группе можно отнести обработку, не связанную с обращением к базе данных. Здесь возможности PL/pgSQL сильно ограничены. Начать с того, что он вычислительно не эффективен: любое выражение вычисляется с помощью запроса (для которого</text:span><text:span text:style-name="T6"><text:line-break/></text:span><text:span text:style-name="T6">в ряде простых случаев исключен этап планирования).</text:span></text:p>
              <text:p text:style-name="P15"><text:span text:style-name="T6">Если бы были важны только эффективность и универсальность, можно было бы использовать язык C. Но писать на нем прикладной код крайне дорого и долго.</text:span></text:p>
              <text:p text:style-name="P15"><text:span text:style-name="T6">Кроме того, язык PL/pgSQL достаточно старомоден и не располагает возможностями и библиотеками, которые есть в современных ЯП,</text:span><text:span text:style-name="T6"><text:line-break/></text:span><text:span text:style-name="T6">и он в принципе не пригоден для решения целого ряда задач.</text:span></text:p>
              <text:p text:style-name="P15"><text:span text:style-name="T6">Поэтому использование других языков (отличных от SQL, PL/pgSQL</text:span><text:span text:style-name="T6"><text:line-break/></text:span><text:span text:style-name="T6">и C) для серверного программирования во многих случаях вполне оправдано.</text:span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з чего выбирать</text:span></text:p>
          </draw:text-box>
        </draw:frame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7"><text:span text:style-name="T11">Интенсивная работа с данными</text:span></text:p>
                <text:list>
                  <text:list-item>
                    <text:p text:style-name="P13"><text:span text:style-name="T19">SQL, PL/pgSQL</text:span></text:p>
                  </text:list-item>
                </text:list>
              </text:list-item>
              <text:list-item>
                <text:p text:style-name="P17"><text:span text:style-name="T11">Проверенные, часто используемые</text:span></text:p>
                <text:list>
                  <text:list-item>
                    <text:p text:style-name="P13"><text:span text:style-name="T19">PL/Perl, PL/Python, PL/V8, PL/Java</text:span></text:p>
                  </text:list-item>
                </text:list>
              </text:list-item>
              <text:list-item>
                <text:p text:style-name="P17"><text:span text:style-name="T11">Другие языки общего назначения</text:span></text:p>
                <text:list>
                  <text:list-item>
                    <text:p text:style-name="P13"><text:span text:style-name="T12">PL/Go, PL/Lua, ...</text:span></text:p>
                  </text:list-item>
                </text:list>
              </text:list-item>
              <text:list-item>
                <text:p><text:span text:style-name="T11">Специальные задачи</text:span></text:p>
                <text:list>
                  <text:list-item>
                    <text:p text:style-name="P13"><text:span text:style-name="T19">PL/R (статистика), PL/Proxy (удаленные вызовы), ...</text:span></text:p>
                  </text:list-item>
                </text:list>
              </text:list-item>
              <text:list-item>
                <text:p><text:span text:style-name="T11">Максимальная эффективность</text:span></text:p>
                <text:list>
                  <text:list-item>
                    <text:p text:style-name="P13"><text:span text:style-name="T19">C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3" draw:text-style-name="P38" draw:layer="layout" svg:width="16.799cm" svg:height="15.121cm" svg:x="2.1cm" svg:y="14.107cm" presentation:class="notes" presentation:user-transformed="true">
            <draw:text-box>
              <text:p text:style-name="P15"><text:span text:style-name="T14">Если подпрограммы используются для интенсивной работы</text:span><text:span text:style-name="T14"><text:line-break/></text:span><text:span text:style-name="T14">с данными, лучшим выбором вероятно будут обычные SQL и PL/pgSQL.</text:span></text:p>
              <text:p text:style-name="P15"><text:span text:style-name="T14">Для других задач из штатных языков часто используют PL/Perl</text:span><text:span text:style-name="T14"><text:line-break/></text:span><text:span text:style-name="T14">и PL/Python, а из сторонних — PL/V8 и PL/Java. (С PL/V8 могут быть сложности из-за того, что Debian и Red Hat перестали поставлять это расширение в виде пакета из-за сложностей со сборкой.)</text:span></text:p>
              <text:p text:style-name="P15"><text:span text:style-name="T14">Можно попробовать и другие языки, например, PL/Go или PL/Lua, если в этом есть смысл. Обязательно обращайте внимание на состояние проекта, активность сообщества, возможность получить поддержку.</text:span></text:p>
              <text:p text:style-name="P15"><text:span text:style-name="T14">Есть ряд специализированных языков. Например, для статистической обработки данных пригодится PL/R, для удаленного вызова процедур</text:span><text:span text:style-name="T14"><text:line-break/></text:span><text:span text:style-name="T14">и шардинга можно использовать PL/Proxy.</text:span></text:p>
              <text:p text:style-name="P15"><text:span text:style-name="T14">В документации упомянуто некоторое количество языков:</text:span></text:p>
              <text:p text:style-name="P15"><text:span text:style-name="T17"><text:a xlink:href="https://postgrespro.ru/docs/postgresql/16/external-pl" xlink:type="simple">https://postgrespro.ru/docs/postgresql/16/external-pl</text:a></text:span></text:p>
              <text:p text:style-name="P15"><text:span text:style-name="T30">Больше информации о доступных языках есть на вики:</text:span></text:p>
              <text:p text:style-name="P15"><text:span text:style-name="T17"><text:a xlink:href="https://wiki.postgresql.org/wiki/PL_Matrix" xlink:type="simple">https://wiki.postgresql.org/wiki/PL_Matrix</text:a></text:span></text:p>
              <text:p text:style-name="P15"><text:span text:style-name="T30">Но и это не полный список. Есть множество других проектов, хотя многие из них не продвигаются дальше первой версии. Не следует сбрасывать со счетов и язык C, если нужна максимальная эффективность. Это сложнее, но в документации и в исходном коде PostgreSQL есть множество соответствующих примеров.</text:span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0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39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PostgreSQL позволяет подключать любые языки</text:span></text:p>
              </text:list-item>
              <text:list-item>
                <text:p text:style-name="P9"><text:span text:style-name="T11">Богатый выбор языков программирования позволяет решать любые задачи на стороне сервера</text:span></text:p>
              </text:list-item>
              <text:list-item>
                <text:p text:style-name="P9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14" draw:text-style-name="P8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5" draw:text-style-name="P41" draw:layer="layout" svg:width="25.6cm" svg:height="14.4cm" svg:x="1.2cm" svg:y="4.8cm" presentation:class="outline">
          <draw:text-box>
            <text:list text:style-name="L4">
              <text:list-item>
                <text:p text:style-name="P18"><text:span text:style-name="T13">Отправляйте пользователю, совершившему покупку</text:span><text:span text:style-name="T13"><text:line-break/></text:span><text:span text:style-name="T13">в магазине, письмо-подтверждение с указанием суммы.</text:span><text:span text:style-name="T13"><text:line-break/></text:span><text:span text:style-name="T13">В виртуальной машине настроен локальный почтовый сервер, пересылающий любую исходящую почту</text:span><text:span text:style-name="T13"><text:line-break/></text:span><text:span text:style-name="T13">в локальный ящик пользователя student. В PostgreSQL нет встроенной функции для отправки писем, но ее можно реализовать на каком-либо недоверенном языке.</text:span><text:span text:style-name="T13"><text:line-break/></text:span><text:span text:style-name="T13">Убедитесь, что письмо не может быть отправлено до того, как транзакция покупки будет завершена.</text:span></text:p>
              </text:list-item>
            </text:list>
          </draw:text-box>
        </draw:frame>
        <draw:g draw:name="book">
          <draw:custom-shape draw:style-name="gr25" draw:text-style-name="P42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43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7" draw:text-style-name="P43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8" draw:text-style-name="P42" draw:layer="layout" svg:width="1.309cm" svg:height="0.703cm" draw:transform="rotate (1.5707963267949) translate (9.66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9" draw:text-style-name="P43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0" draw:text-style-name="P43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1" draw:text-style-name="P43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2" draw:text-style-name="P43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6" draw:text-style-name="P44" draw:layer="layout" svg:width="16.799cm" svg:height="15.121cm" svg:x="2.1cm" svg:y="14.107cm" presentation:class="notes" presentation:user-transformed="true">
            <draw:text-box>
              <text:p text:style-name="P15"><text:span text:style-name="T14">1. Для отправки пользуйтесь уже готовой функцией public.sendmail (посмотрите ее определение) или напишите свою.</text:span></text:p>
              <text:p text:style-name="P15"><text:span text:style-name="T14">Посылать письмо внутри транзакции покупки неправильно: транзакция может быть оборвана по какой-либо причине, а письмо уже уйдет. Воспользуйтесь механизмом фоновых заданий: в транзакции добавляйте задание на отправку письма. В таком случае оно будет отправлено, только если транзакция завершится успешно.</text:span></text:p>
              <text:p text:style-name="P15"><text:span text:style-name="T14"/></text:p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7" draw:text-style-name="P45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18"><text:span text:style-name="T13">Языки Python и Perl имеют удобный тип данных — ассоциативный массив, — <text:s/>который отсутствует в PL/pgSQL. В Python это dict (словарь), в Perl — hash (хеш-таблица).</text:span><text:span text:style-name="T13"><text:line-break/></text:span><text:span text:style-name="T31"> </text:span><text:span text:style-name="T13"><text:line-break/></text:span><text:span text:style-name="T13">Напишите на одном из этих языков функцию, получающую на вход текстовую строку и возвращающую таблицу из слов, которые встречаются в этой строке, с указанием количества вхождений.</text:span><text:span text:style-name="T13"><text:line-break/></text:span><text:span text:style-name="T31"> </text:span><text:span text:style-name="T13"><text:line-break/></text:span><text:span text:style-name="T13">Решается ли эта задача на языке SQL?</text:span></text:p>
              </text:list-item>
              <text:list-item>
                <text:p text:style-name="P18"><text:span text:style-name="T32">Напишите функцию, которая по имени файла определяет</text:span><text:span text:style-name="T32"><text:line-break/></text:span><text:span text:style-name="T32">и выводит его MIME-тип, аналогично команде shell</text:span><text:span text:style-name="T32"><text:line-break/></text:span><text:span text:style-name="T33"> </text:span><text:span text:style-name="T32"><text:line-break/></text:span><text:span text:style-name="T34">file --brief --mime-typ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0" draw:text-style-name="P47" draw:layer="layout" svg:width="16.799cm" svg:height="13.364cm" svg:x="2.1cm" svg:y="14.107cm" presentation:class="notes" presentation:user-transformed="true">
            <draw:text-box>
              <text:p text:style-name="P46"><text:span text:style-name="T35">1. Например:</text:span></text:p>
              <text:p text:style-name="P46"><text:span text:style-name="T36">SELECT * FROM words_count('the best of the best');</text:span><text:span text:style-name="T36"><text:line-break/></text:span><text:span text:style-name="T36"> word | cnt </text:span><text:span text:style-name="T36"><text:line-break/></text:span><text:span text:style-name="T36">------+-----</text:span><text:span text:style-name="T36"><text:line-break/></text:span><text:span text:style-name="T36"> the <text:s/>| <text:s text:c="2"/>2</text:span><text:span text:style-name="T36"><text:line-break/></text:span><text:span text:style-name="T36"> of <text:s text:c="2"/>| <text:s text:c="2"/>1</text:span><text:span text:style-name="T36"><text:line-break/></text:span><text:span text:style-name="T36"> best | <text:s text:c="2"/>2</text:span></text:p>
              <text:p text:style-name="P46"><text:span text:style-name="T37"/></text:p>
              <text:p text:style-name="P46"><text:span text:style-name="T35">2. Воспользуйтесь расширением plsh, установленным в виртуальной машине курса. Оно предоставляет язык PL/sh для написания функций на языке командой оболочки Unix.</text:span></text:p>
              <text:p text:style-name="P46"><text:span text:style-name="T35">Пример использования, приведенный автором (Питер Эйзентраут):</text:span></text:p>
              <text:p text:style-name="P46"><text:span text:style-name="T38">CREATE FUNCTION concat(text, text) RETURNS text AS $$</text:span><text:span text:style-name="T38"><text:line-break/></text:span><text:span text:style-name="T38">#!/bin/sh</text:span><text:span text:style-name="T38"><text:line-break/></text:span><text:span text:style-name="T38">echo "$1$2"</text:span><text:span text:style-name="T38"><text:line-break/></text:span><text:span text:style-name="T38">$$ LANGUAGE plsh;</text:span></text:p>
              <text:p text:style-name="P46"><text:span text:style-name="T39">Обратите внимание, что обращение к параметрам возможно только</text:span><text:span text:style-name="T39"><text:line-break/></text:span><text:span text:style-name="T39">по номеру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Sans6" svg:font-family="'Liberation Sans'" style:font-family-generic="swiss"/>
    <style:font-face style:name="Liberation Sans7" svg:font-family="'Liberation Sans'" style:font-adornments="Regular" style:font-family-generic="swiss"/>
    <style:font-face style:name="Liberation Mono3" svg:font-family="'Liberation Mono'" style:font-pitch="fixed"/>
    <style:font-face style:name="Liberation Mono" svg:font-family="'Liberation Mono'" style:font-family-generic="modern" style:font-pitch="fixed"/>
    <style:font-face style:name="Liberation Mono5" svg:font-family="'Liberation Mono', 'Courier New'" style:font-family-generic="modern" style:font-pitch="fixed"/>
    <style:font-face style:name="Liberation Mono2" svg:font-family="'Liberation Mono'" style:font-pitch="variable"/>
    <style:font-face style:name="Liberation Sans2" svg:font-family="'Liberation Sans'" style:font-pitch="variable"/>
    <style:font-face style:name="OpenSymbol" svg:font-family="OpenSymbol, 'Arial Unicode MS'" style:font-pitch="variable"/>
    <style:font-face style:name="Liberation Mono1" svg:font-family="'Liberation Mono'" style:font-family-generic="modern" style:font-pitch="variable"/>
    <style:font-face style:name="Liberation Mono6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Mono4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Mono7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0" draw:border="0%"/>
    <draw:gradient draw:name="Filled_20_Blue" draw:display-name="Filled Blue" draw:style="linear" draw:start-color="#729fcf" draw:end-color="#355269" draw:start-intensity="100%" draw:end-intensity="100%" draw:angle="3000" draw:border="0%"/>
    <draw:gradient draw:name="Filled_20_Green" draw:display-name="Filled Green" draw:style="linear" draw:start-color="#77bc65" draw:end-color="#127622" draw:start-intensity="100%" draw:end-intensity="100%" draw:angle="3000" draw:border="0%"/>
    <draw:gradient draw:name="Filled_20_Red" draw:display-name="Filled Red" draw:style="linear" draw:start-color="#ff6d6d" draw:end-color="#c9211e" draw:start-intensity="100%" draw:end-intensity="100%" draw:angle="3000" draw:border="0%"/>
    <draw:gradient draw:name="Filled_20_Yellow" draw:display-name="Filled Yellow" draw:style="linear" draw:start-color="#ffde59" draw:end-color="#b47804" draw:start-intensity="100%" draw:end-intensity="100%" draw:angle="3000" draw:border="0%"/>
    <draw:gradient draw:name="Gradient_20_2" draw:display-name="Gradient 2" draw:style="linear" draw:start-color="#e6e6ff" draw:end-color="#f0e6ff" draw:start-intensity="100%" draw:end-intensity="100%" draw:angle="30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2" draw:display-name="Transparency 2" draw:style="linear" draw:start="100%" draw:end="50%" draw:angle="0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dd4814" draw:fill-image-width="0cm" draw:fill-image-height="0cm"/>
      <style:paragraph-properties style:writing-mode="lr-tb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3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5" fo:font-family="'Liberation Mono', 'Courier New'" style:font-family-generic="modern" style:font-pitch="fixed" fo:font-size="10pt" style:font-name-asian="Liberation Mono5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shrink-to-fit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shrink-to-fit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standard">
      <style:graphic-properties draw:stroke="none" draw:fill="none" draw:fill-color="#ffffff" fo:min-height="1.857cm"/>
    </style:style>
    <style:style style:name="Mgr6" style:family="graphic" style:parent-style-name="standard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gr7" style:family="graphic" style:parent-style-name="standard">
      <style:graphic-properties draw:stroke="none" draw:fill="none" draw:fill-color="#ffffff" fo:min-height="1.73cm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none" draw:fill-color="#ffffff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draw:frame draw:style-name="Mgr3" draw:text-style-name="MP7" draw:layer="backgroundobjects" svg:width="28cm" svg:height="21.64cm" svg:x="0cm" svg:y="0cm">
        <draw:image xlink:href="Pictures/10000000000008A80000067E0718B814CD2AB836.jpg" xlink:type="simple" xlink:show="embed" xlink:actuate="onLoad" loext:mime-type="image/jpeg">
          <text:p/>
        </draw:image>
      </draw:frame>
      <draw:frame draw:style-name="Mgr5" draw:text-style-name="MP10" draw:layer="backgroundobjects" svg:width="25.199cm" svg:height="2.107cm" svg:x="1.4cm" svg:y="15.086cm">
        <draw:text-box>
          <text:p/>
        </draw:text-box>
      </draw:frame>
      <draw:custom-shape draw:style-name="Mgr6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draw:style-name="Mgr7" draw:text-style-name="MP10" draw:layer="backgroundobjects" svg:width="25.24cm" svg:height="1.98cm" svg:x="1.43cm" svg:y="0.76cm">
        <draw:text-box>
          <text:p/>
        </draw:text-box>
      </draw:frame>
      <draw:frame draw:style-name="Mgr8" draw:text-style-name="MP7" draw:layer="backgroundobjects" svg:width="6.698cm" svg:height="3.018cm" svg:x="1.43cm" svg:y="5.522cm">
        <draw:image xlink:href="Pictures/10001EB70000819B00003A653728BE2E112D5303.svg" xlink:type="simple" xlink:show="embed" xlink:actuate="onLoad" loext:mime-type="image/svg+xml">
          <text:p/>
        </draw:image>
        <draw:image xlink:href="Pictures/100002010000041E000001DBA002318E9994B0B7.png" xlink:type="simple" xlink:show="embed" xlink:actuate="onLoad" loext:mime-type="image/png"/>
      </draw:frame>
      <draw:frame presentation:style-name="master1_5f_-title" draw:layer="backgroundobjects" svg:width="25.199cm" svg:height="3.506cm" svg:x="1.4cm" svg:y="0.837cm" presentation:class="title" presentation:placeholder="true">
        <draw:text-box/>
      </draw:frame>
      <draw:frame presentation:style-name="maste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draw:style-name="Mgr9" draw:text-style-name="MP10" draw:layer="backgroundobjects" svg:width="16.799cm" svg:height="13.364cm" svg:x="2.1cm" svg:y="14.107cm">
          <draw:text-box>
            <text:p/>
          </draw:text-box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6-03T14:43:57.008538571</meta:creation-date>
    <meta:editing-duration>P2DT13H11M41S</meta:editing-duration>
    <meta:editing-cycles>167</meta:editing-cycles>
    <meta:generator>LibreOffice/6.4.7.2$MacOSX_X86_64 LibreOffice_project/639b8ac485750d5696d7590a72ef1b496725cfb5</meta:generator>
    <dc:date>2024-08-11T15:36:34.428592882</dc:date>
    <dc:creator>Егориус </dc:creator>
    <meta:document-statistic meta:object-count="147"/>
    <meta:template xlink:type="simple" xlink:actuate="onRequest" xlink:title="master" xlink:href="../../../../../.config/libreoffice/4/user/template/master.otp" meta:date="2015-06-03T14:43:56.815095550"/>
  </office:meta>
</office:document-meta>
</file>